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Name:<text:s/>Nele Zühlke</text:p>
      <text:p text:style-name="Standard">Seminar:<text:s/>Digitale Methoden für die empirische (synchrone und diachrone) Sprachwissenschaft</text:p>
      <text:p text:style-name="Standard">Projektname: Niederdeutsch im Vergleich zum heutigen Standartdeutsch anhand eines Beispiels</text:p>
      <text:p text:style-name="Standard"/>
      <text:p text:style-name="Standard">Als Projekt wähle ich eine<text:s/>Analyse einer<text:s/>aufgenommenen<text:s/>Datei aus dem Jahre 1935. In dieser Aufnahme<text:s/>erzählt eine Bürgerin aus Schöneiche bei Berlin, Helene Huschke, über ihr Leben. Sie erzählt über ihren Mann, ihren Kindern, ihrem Leben auf dem Hof und ihrem Schwiegervater. In der Region von Frau Huschke wird die deutsche Mundart „niederdeutsch“ gesprochen.</text:p>
      <text:p text:style-name="Standard">Das Portfolio dient als Vorbereitung für mögliche zukünftige Projekte. In meiner Literaturdatenbank, ist die Literatur aufgelistet, welche mir bei einer Auswertung helfen kann. Die<text:s/>beigelegte<text:s/>Audiodatei beinhaltet zum einem die deutsch-orthographische Transkription in der heutigen Rechtschreibung und zum anderem eine Transkription der gesprochenen Mundart von Frau Huschke.</text:p>
      <text:p text:style-name="Standard">Als Kriterien für meine Auswertung habe ich folgende Punkte gewählt: Wortsemantik, Textsemantik, Satzsemantik, Morphologie und Syntax. Mit diesen Kriterien soll die Audiodatei untersucht werden, um zu verstehen, inwiefern die niederdeutsche Sprechform<text:s/>in Brandenburg<text:s/>sich vom heutigen deutsch-orthografischen „Standartdeutsch“ unterscheid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ele Zühlke</meta:initial-creator>
    <dc:creator>Nele Zühlke</dc:creator>
    <meta:creation-date>2023-12-15T19:05:00Z</meta:creation-date>
    <dc:date>2023-12-15T21:48:00Z</dc:date>
    <meta:template xlink:href="Normal.dotm" xlink:type="simple"/>
    <meta:editing-cycles>5</meta:editing-cycles>
    <meta:editing-duration>PT0S</meta:editing-duration>
    <meta:document-statistic meta:page-count="1" meta:paragraph-count="2" meta:word-count="175" meta:character-count="1278" meta:row-count="9" meta:non-whitespace-character-count="1105"/>
  </office:meta>
</office:document-meta>
</file>